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74f6" officeooo:paragraph-rsid="000774f6"/>
    </style:style>
    <style:style style:name="P3" style:family="paragraph" style:parent-style-name="Standard">
      <style:text-properties officeooo:rsid="000774f6" officeooo:paragraph-rsid="000bdf99"/>
    </style:style>
    <style:style style:name="P4" style:family="paragraph" style:parent-style-name="Standard">
      <style:text-properties officeooo:rsid="000774f6" officeooo:paragraph-rsid="002700af"/>
    </style:style>
    <style:style style:name="P5" style:family="paragraph" style:parent-style-name="Standard">
      <style:text-properties officeooo:rsid="000774f6" officeooo:paragraph-rsid="002740a7"/>
    </style:style>
    <style:style style:name="P6" style:family="paragraph" style:parent-style-name="Standard">
      <style:text-properties officeooo:rsid="000774f6" officeooo:paragraph-rsid="002e15b4"/>
    </style:style>
    <style:style style:name="P7" style:family="paragraph" style:parent-style-name="Standard">
      <style:text-properties officeooo:rsid="001ca529" officeooo:paragraph-rsid="0011b27b"/>
    </style:style>
    <style:style style:name="P8" style:family="paragraph" style:parent-style-name="Standard">
      <style:text-properties officeooo:rsid="00078e2d" officeooo:paragraph-rsid="0027771b"/>
    </style:style>
    <style:style style:name="P9" style:family="paragraph" style:parent-style-name="Standard">
      <style:text-properties officeooo:rsid="002740a7" officeooo:paragraph-rsid="002740a7"/>
    </style:style>
    <style:style style:name="P10" style:family="paragraph" style:parent-style-name="Standard">
      <style:text-properties officeooo:rsid="00078e2d" officeooo:paragraph-rsid="002f1898"/>
    </style:style>
    <style:style style:name="P11" style:family="paragraph" style:parent-style-name="Standard">
      <style:text-properties officeooo:rsid="00078e2d" officeooo:paragraph-rsid="00383a17"/>
    </style:style>
    <style:style style:name="P12" style:family="paragraph" style:parent-style-name="Standard">
      <style:text-properties officeooo:rsid="00078e2d" officeooo:paragraph-rsid="0038932e"/>
    </style:style>
    <style:style style:name="P13" style:family="paragraph" style:parent-style-name="Standard">
      <style:text-properties officeooo:rsid="00078e2d" officeooo:paragraph-rsid="003a0ab0"/>
    </style:style>
    <style:style style:name="P14" style:family="paragraph" style:parent-style-name="Standard">
      <style:text-properties officeooo:rsid="00078e2d" officeooo:paragraph-rsid="003b1c31"/>
    </style:style>
    <style:style style:name="P15" style:family="paragraph" style:parent-style-name="Standard">
      <style:text-properties officeooo:rsid="000774f6" officeooo:paragraph-rsid="00383a17"/>
    </style:style>
    <style:style style:name="P16" style:family="paragraph" style:parent-style-name="Standard">
      <style:text-properties officeooo:rsid="000774f6" officeooo:paragraph-rsid="0038932e"/>
    </style:style>
    <style:style style:name="P17" style:family="paragraph" style:parent-style-name="Standard">
      <style:text-properties officeooo:rsid="000774f6" officeooo:paragraph-rsid="003a0ab0"/>
    </style:style>
    <style:style style:name="P18" style:family="paragraph" style:parent-style-name="Standard">
      <style:text-properties officeooo:rsid="000774f6" officeooo:paragraph-rsid="003b1c31"/>
    </style:style>
    <style:style style:name="P19" style:family="paragraph" style:parent-style-name="Preformatted_20_Text">
      <style:text-properties officeooo:rsid="00078e2d" officeooo:paragraph-rsid="00344401"/>
    </style:style>
    <style:style style:name="P20" style:family="paragraph" style:parent-style-name="Preformatted_20_Text">
      <style:text-properties officeooo:rsid="00078e2d" officeooo:paragraph-rsid="003b1c31"/>
    </style:style>
    <style:style style:name="P21" style:family="paragraph" style:parent-style-name="Preformatted_20_Text">
      <style:text-properties officeooo:rsid="003b1c31" officeooo:paragraph-rsid="003b1c31"/>
    </style:style>
    <style:style style:name="T1" style:family="text">
      <style:text-properties officeooo:rsid="00078e2d"/>
    </style:style>
    <style:style style:name="T2" style:family="text">
      <style:text-properties officeooo:rsid="0017b0b7"/>
    </style:style>
    <style:style style:name="T3" style:family="text">
      <style:text-properties officeooo:rsid="001f15f6"/>
    </style:style>
    <style:style style:name="T4" style:family="text">
      <style:text-properties officeooo:rsid="00383a17"/>
    </style:style>
    <style:style style:name="T5" style:family="text">
      <style:text-properties officeooo:rsid="0038932e"/>
    </style:style>
    <style:style style:name="T6" style:family="text">
      <style:text-properties officeooo:rsid="003a0ab0"/>
    </style:style>
    <style:style style:name="T7" style:family="text">
      <style:text-properties officeooo:rsid="003b1c31"/>
    </style:style>
    <style:style style:name="T8" style:family="text">
      <style:text-properties officeooo:rsid="003c35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<text:span text:style-name="T4">7</text:span></text:p>
      <text:p text:style-name="P7"><text:span text:style-name="T3">11/04</text:span>/14</text:p>
      <text:p text:style-name="P7">CSC 1100 – Fall Term</text:p>
      <text:p text:style-name="P1"/>
      <text:p text:style-name="P2">1) <text:span text:style-name="T4">int accountNum[75];</text:span></text:p>
      <text:p text:style-name="P6"><text:tab/><text:span text:style-name="T2">a) array name: accountNum</text:span></text:p>
      <text:p text:style-name="P6"><text:tab/><text:span text:style-name="T1">b) array size: 75</text:span></text:p>
      <text:p text:style-name="P6"><text:tab/><text:span text:style-name="T1">c) data type: int</text:span></text:p>
      <text:p text:style-name="P10"><text:tab/>d) <text:span text:style-name="T4">range: 0 - 74</text:span></text:p>
      <text:p text:style-name="P10"><text:tab/>e) <text:span text:style-name="T4">index of first: 0</text:span></text:p>
      <text:p text:style-name="P10"><text:tab/><text:span text:style-name="T4">f) index oflast: 74</text:span></text:p>
      <text:p text:style-name="P6"><text:tab/></text:p>
      <text:p text:style-name="P2">2)</text:p>
      <text:p text:style-name="P15"><text:tab/><text:span text:style-name="T2">a) NO, missing array size.</text:span></text:p>
      <text:p text:style-name="P15"><text:tab/><text:span text:style-name="T1">b) yes.</text:span></text:p>
      <text:p text:style-name="P15"><text:tab/><text:span text:style-name="T1">c) yes.</text:span></text:p>
      <text:p text:style-name="P11"><text:tab/>d) <text:span text:style-name="T7">NO, length is not <text:s/>contant</text:span></text:p>
      <text:p text:style-name="P11"><text:tab/>e) <text:span text:style-name="T7">NO, array cannot have a negative size</text:span></text:p>
      <text:p text:style-name="P11"><text:tab/><text:span text:style-name="T4">f) NO, data type must come first.</text:span></text:p>
      <text:p text:style-name="P4"><text:tab/></text:p>
      <text:p text:style-name="P3">3)</text:p>
      <text:p text:style-name="P15"><text:tab/><text:span text:style-name="T2">a) int alpha[50];</text:span></text:p>
      <text:p text:style-name="P15"/>
      <text:p text:style-name="P15"><text:tab/><text:span text:style-name="T1">b) for (int i = 0; i &lt; 50; i++){</text:span></text:p>
      <text:p text:style-name="P15"><text:tab/><text:tab/><text:span text:style-name="T5">alpha[i] = -1;</text:span></text:p>
      <text:p text:style-name="P15"><text:tab/> <text:s text:c="4"/><text:span text:style-name="T5">}</text:span></text:p>
      <text:p text:style-name="P15"/>
      <text:p text:style-name="P15"><text:span text:style-name="T1"><text:tab/>c) cout &lt;&lt; alpha[1];</text:span></text:p>
      <text:p text:style-name="P15"/>
      <text:p text:style-name="P11"><text:tab/>d) <text:span text:style-name="T4">alpha[25] = 62;</text:span></text:p>
      <text:p text:style-name="P11"/>
      <text:p text:style-name="P11"><text:tab/>e) <text:span text:style-name="T4">alpha[10] = ( alpha[50] * 3 ) + 10;</text:span></text:p>
      <text:p text:style-name="P11"/>
      <text:p text:style-name="P12"><text:tab/><text:span text:style-name="T4">f) </text:span>for (int i = 0; i &lt; 50; i++){</text:p>
      <text:p text:style-name="P16"><text:tab/><text:tab/><text:span text:style-name="T5">if (alpha[i] % 2 == 0 || alpha[i] % 3 == 0){</text:span></text:p>
      <text:p text:style-name="P16"><text:tab/><text:tab/><text:tab/><text:span text:style-name="T5">cout &lt;&lt; alpha[i] &lt;&lt; endl;</text:span></text:p>
      <text:p text:style-name="P16"><text:span text:style-name="T5"><text:tab/><text:tab/>}</text:span></text:p>
      <text:p text:style-name="P16"><text:tab/> <text:s text:c="4"/><text:span text:style-name="T5">}</text:span></text:p>
      <text:p text:style-name="P16"/>
      <text:p text:style-name="P11"><text:tab/><text:span text:style-name="T4">g) cout &lt;&lt; alpha[50];</text:span></text:p>
      <text:p text:style-name="P11"/>
      <text:p text:style-name="P13"><text:tab/><text:span text:style-name="T4">h) </text:span>for (int i = 0; i &lt; 50; i++){</text:p>
      <text:p text:style-name="P17"><text:tab/><text:tab/><text:span text:style-name="T6">for ( int j = 0; j &lt; 15; j++ ){</text:span></text:p>
      <text:p text:style-name="P17"><text:tab/><text:tab/><text:tab/><text:span text:style-name="T5">cout &lt;&lt; alpha[i] &lt;&lt; endl;</text:span></text:p>
      <text:p text:style-name="P17"><text:span text:style-name="T5"><text:tab/><text:tab/>}</text:span></text:p>
      <text:p text:style-name="P17"><text:tab/> <text:s text:c="4"/><text:span text:style-name="T5">}</text:span></text:p>
      <text:p text:style-name="P17"/>
      <text:p text:style-name="P17"/>
      <text:p text:style-name="P14"><text:soft-page-break/><text:tab/><text:span text:style-name="T4">i) </text:span>for (int i = 0; i &lt; 50; i+<text:span text:style-name="T7">2</text:span>){</text:p>
      <text:p text:style-name="P18"><text:tab/><text:tab/><text:span text:style-name="T5">alpha[i]++;</text:span></text:p>
      <text:p text:style-name="P18"><text:tab/> <text:s text:c="4"/><text:span text:style-name="T5">}</text:span></text:p>
      <text:p text:style-name="P11"><text:tab/><text:span text:style-name="T4">j)</text:span></text:p>
      <text:p text:style-name="P5"/>
      <text:p text:style-name="P2">4)</text:p>
      <text:p text:style-name="P19"><text:tab/><text:span text:style-name="T7">for (int i = 0; i &lt; 10; i++){</text:span></text:p>
      <text:p text:style-name="P19"><text:tab/><text:tab/><text:span text:style-name="T7">if(scores[i] &gt;= scores[i + 1]){</text:span></text:p>
      <text:p text:style-name="P19"><text:tab/><text:tab/><text:tab/><text:span text:style-name="T8">if(i+1 &gt;= scores[i+1]){</text:span></text:p>
      <text:p text:style-name="P19"><text:tab/><text:tab/><text:tab/><text:tab/><text:span text:style-name="T8">break;</text:span></text:p>
      <text:p text:style-name="P19"><text:tab/><text:tab/><text:tab/><text:span text:style-name="T8">}</text:span></text:p>
      <text:p text:style-name="P20"><text:tab/><text:tab/><text:tab/><text:span text:style-name="T7">cout &lt;&lt; i &lt;&lt; “ and “ &lt;&lt; (i + 1) &lt;&lt; “ elements of scores are out of order.” &lt;&lt; endl;</text:span></text:p>
      <text:p text:style-name="P20"><text:span text:style-name="T7"><text:tab/><text:tab/>}</text:span></text:p>
      <text:p text:style-name="P21"><text:tab/>}</text:p>
      <text:p text:style-name="P8"/>
      <text:p text:style-name="P2">5)</text:p>
      <text:p text:style-name="P15"><text:tab/><text:span text:style-name="T2">a) NO. Missing array size.</text:span></text:p>
      <text:p text:style-name="P15"><text:tab/><text:span text:style-name="T1">b) yes.</text:span></text:p>
      <text:p text:style-name="P15"><text:tab/><text:span text:style-name="T1">c) NO. Too many values in array declaration.</text:span></text:p>
      <text:p text:style-name="P14"><text:tab/>d) <text:span text:style-name="T2">NO. Missing array size.</text:span></text:p>
      <text:p text:style-name="P11"><text:tab/>e) <text:span text:style-name="T7">yes.</text:span></text:p>
      <text:p text:style-name="P11"><text:tab/><text:span text:style-name="T4">f) yes.</text:span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11-06T19:24:04.519730518</dc:date>
    <meta:editing-duration>PT15H22M50S</meta:editing-duration>
    <meta:editing-cycles>26</meta:editing-cycles>
    <meta:generator>LibreOffice/4.2.6.3$Linux_X86_64 LibreOffice_project/420m0$Build-3</meta:generator>
    <meta:document-statistic meta:table-count="0" meta:image-count="0" meta:object-count="0" meta:page-count="2" meta:paragraph-count="60" meta:word-count="248" meta:character-count="1122" meta:non-whitespace-character-count="837"/>
  </office:meta>
</office:document-meta>
</file>